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, monospace"/>
    <style:font-face style:name="Georgia" svg:font-family="Georgia, 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96e" officeooo:paragraph-rsid="0015d96e"/>
    </style:style>
    <style:style style:name="P2" style:family="paragraph" style:parent-style-name="Standard">
      <style:text-properties officeooo:rsid="0015d96e" officeooo:paragraph-rsid="0016475b"/>
    </style:style>
    <style:style style:name="P3" style:family="paragraph" style:parent-style-name="Standard">
      <style:text-properties officeooo:paragraph-rsid="0015d96e"/>
    </style:style>
    <style:style style:name="P4" style:family="paragraph" style:parent-style-name="Standard">
      <style:text-properties officeooo:rsid="00179545" officeooo:paragraph-rsid="00179545"/>
    </style:style>
    <style:style style:name="P5" style:family="paragraph" style:parent-style-name="Standard">
      <style:text-properties officeooo:rsid="00188942" officeooo:paragraph-rsid="00188942"/>
    </style:style>
    <style:style style:name="P6" style:family="paragraph" style:parent-style-name="Standard">
      <style:text-properties officeooo:rsid="001985ac" officeooo:paragraph-rsid="001985ac"/>
    </style:style>
    <style:style style:name="P7" style:family="paragraph" style:parent-style-name="Standard">
      <style:text-properties officeooo:rsid="001998ad" officeooo:paragraph-rsid="001998ad"/>
    </style:style>
    <style:style style:name="P8" style:family="paragraph" style:parent-style-name="Standard">
      <style:text-properties officeooo:rsid="001c8c98" officeooo:paragraph-rsid="0015d96e"/>
    </style:style>
    <style:style style:name="P9" style:family="paragraph" style:parent-style-name="Standard">
      <style:text-properties officeooo:rsid="0016475b" officeooo:paragraph-rsid="0016475b"/>
    </style:style>
    <style:style style:name="P10" style:family="paragraph" style:parent-style-name="Standard">
      <style:text-properties officeooo:rsid="0015d96e" officeooo:paragraph-rsid="0015d96e"/>
    </style:style>
    <style:style style:name="T1" style:family="text">
      <style:text-properties officeooo:rsid="0015d96e"/>
    </style:style>
    <style:style style:name="T2" style:family="text">
      <style:text-properties fo:font-variant="normal" fo:text-transform="none" fo:color="#f14e32" loext:opacity="100%" style:font-name="Courier" fo:font-size="10.5pt" fo:letter-spacing="normal" fo:font-style="normal" fo:font-weight="normal"/>
    </style:style>
    <style:style style:name="T3" style:family="text">
      <style:text-properties fo:font-variant="normal" fo:text-transform="none" fo:color="#f14e32" loext:opacity="100%" fo:letter-spacing="normal"/>
    </style:style>
    <style:style style:name="T4" style:family="text">
      <style:text-properties officeooo:rsid="0016475b"/>
    </style:style>
    <style:style style:name="T5" style:family="text">
      <style:text-properties officeooo:rsid="00188942"/>
    </style:style>
    <style:style style:name="T6" style:family="text">
      <style:text-properties officeooo:rsid="001becfe"/>
    </style:style>
    <style:style style:name="T7" style:family="text">
      <style:text-properties officeooo:rsid="001c8c98"/>
    </style:style>
    <style:style style:name="T8" style:family="text">
      <style:text-properties officeooo:rsid="001cc238"/>
    </style:style>
    <style:style style:name="T9" style:family="text">
      <style:text-properties officeooo:rsid="00204c25"/>
    </style:style>
    <style:style style:name="T10" style:family="text">
      <style:text-properties officeooo:rsid="0022d5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tup <text:span text:style-name="T7"><text:s/>Github </text:span>account <text:span text:style-name="T7">at</text:span> <text:a xlink:type="simple" xlink:href="http://github.com/" text:style-name="Internet_20_link" text:visited-style-name="Visited_20_Internet_20_Link">http://github.com</text:a></text:p>
      <text:p text:style-name="P1">2 Install git</text:p>
      <text:p text:style-name="P1"><text:tab/>A. Windows :</text:p>
      <text:p text:style-name="P1"><text:tab/><text:tab/><text:a xlink:type="simple" xlink:href="https://git-scm.com/download/win" text:style-name="Internet_20_link" text:visited-style-name="Visited_20_Internet_20_Link">https://git-scm.com/download/win</text:a></text:p>
      <text:p text:style-name="P1"><text:tab/>B. Mac OSX:</text:p>
      <text:p text:style-name="P1"><text:tab/><text:tab/><text:a xlink:type="simple" xlink:href="https://git-scm.com/download/mac" text:style-name="Internet_20_link" text:visited-style-name="Visited_20_Internet_20_Link">https://git-scm.com/download/mac</text:a></text:p>
      <text:p text:style-name="P3"><text:span text:style-name="T1"><text:tab/><text:tab/><text:tab/>Run: </text:span><text:span text:style-name="T3"> </text:span><text:span text:style-name="T2">brew install git</text:span> <text:s/></text:p>
      <text:p text:style-name="P3"><text:tab/><text:tab/><text:tab/><text:span text:style-name="T9">Or Xcode</text:span></text:p>
      <text:p text:style-name="P8"><text:tab/>C. Create new project on Github.</text:p>
      <text:p text:style-name="P3"/>
      <text:p text:style-name="P1">3. Clone git project in Rstudio</text:p>
      <text:p text:style-name="P1"/>
      <text:p text:style-name="P1">4 Install Packages:</text:p>
      <text:p text:style-name="P2"><text:tab/><text:span text:style-name="T4">Run package update from Package Menu in Rstudio</text:span></text:p>
      <text:p text:style-name="P9"><text:tab/>Note: Run package update once a day</text:p>
      <text:p text:style-name="P1"><text:tab/>dplyr,</text:p>
      <text:p text:style-name="P1"><text:tab/>tidyr</text:p>
      <text:p text:style-name="P1"><text:tab/>ggplot2</text:p>
      <text:p text:style-name="P1"><text:tab/>rmarkdown</text:p>
      <text:p text:style-name="P1"><text:tab/></text:p>
      <text:p text:style-name="P1"/>
      <text:p text:style-name="P6">5. Begin R coding sessions.</text:p>
      <text:p text:style-name="P6"><text:tab/><text:span text:style-name="T8">A. Create new Rmarkdown file</text:span></text:p>
      <text:p text:style-name="P6"><text:tab/><text:span text:style-name="T8">C</text:span> Import data</text:p>
      <text:p text:style-name="P6"><text:tab/><text:span text:style-name="T8">D</text:span>. **Clean data**<text:span text:style-name="T6">(80% of your time)</text:span></text:p>
      <text:p text:style-name="P6"><text:tab/><text:span text:style-name="T8">E</text:span>. Summary Stats</text:p>
      <text:p text:style-name="P6"><text:tab/><text:span text:style-name="T8">F</text:span>. Data Visualization (ggplot2</text:p>
      <text:p text:style-name="P6"><text:tab/></text:p>
      <text:p text:style-name="P6"><text:tab/></text:p>
      <text:p text:style-name="P1"/>
      <text:p text:style-name="P5">9. Introduce Data Source<text:span text:style-name="T10">s</text:span></text:p>
      <text:p text:style-name="P5"><text:tab/>A. TidyTuesday weekly data project (and clone)</text:p>
      <text:p text:style-name="P1"/>
      <text:p text:style-name="P4"><text:span text:style-name="T5">10. </text:span><text:s/>Homework</text:p>
      <text:p text:style-name="P4"><text:tab/>A. Subscribe to Julia’s YouTube channel and watch one of her video.</text:p>
      <text:p text:style-name="P4"><text:tab/><text:a xlink:type="simple" xlink:href="https://www.youtube.com/channel/UCTTBgWyJl2HrrhQOOc710kA" text:style-name="Internet_20_link" text:visited-style-name="Visited_20_Internet_20_Link">https://www.youtube.com/channel/UCTTBgWyJl2HrrhQOOc710kA</text:a></text:p>
      <text:p text:style-name="P4"><text:tab/></text:p>
      <text:p text:style-name="P4"><text:tab/>B. Subscribe to David Robinson’s YouTube channel and watch screen-cast</text:p>
      <text:p text:style-name="P4"><text:tab/><text:tab/>at 9:00PM (Vienna Time) Tuesday night.<text:line-break/><text:tab/><text:tab/>https://www.youtube.com/channel/UCeiiqmVK07qhY-wvg3IZiZQ</text:p>
      <text:p text:style-name="P7">15. Bonus:</text:p>
      <text:p text:style-name="P7"><text:tab/>A. Upgrade to latest version of R, Rstudio and Rtools40 (Windows):</text:p>
      <text:p text:style-name="P7"><text:tab/>https://cloud.r-project.org/ R Language and Rtools40 (click and "base" and "Rtools")</text:p>
      <text:p text:style-name="P7"><text:tab/>https://rstudio.com/products/rstudio/download/ Download and install RStud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" svg:font-family="Courier, monospace"/>
    <style:font-face style:name="Georgia" svg:font-family="Georgia, 'Times New Roman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3:25:09.142000000</meta:creation-date>
    <dc:date>2021-03-15T17:23:53.963000000</dc:date>
    <meta:editing-duration>PT29M39S</meta:editing-duration>
    <meta:editing-cycles>1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38" meta:word-count="154" meta:character-count="1163" meta:non-whitespace-character-count="999"/>
  </office:meta>
</office:document-meta>
</file>